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3c5d" officeooo:paragraph-rsid="00123c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a</text:p>
      <text:p text:style-name="P1">bbb</text:p>
      <text:p text:style-name="P1">c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fo:font-weight="bold" officeooo:rsid="00123c5d" style:font-size-asian="17.5pt" style:font-weight-asian="bold" style:font-size-complex="20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6:51:39</meta:creation-date>
    <dc:date>2017-09-26T11:12:15.814000000</dc:date>
    <meta:editing-duration>PT4M32S</meta:editing-duration>
    <meta:editing-cycles>5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3" meta:word-count="3" meta:character-count="9" meta:non-whitespace-character-count="9"/>
  </office:meta>
</office:document-meta>
</file>